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DO list Anisotropic_mesh_3</text:p>
      <text:p text:style-name="Standard"/>
      <text:p text:style-name="Standard">* tester le maillage du Tore pour</text:p>
      <text:p text:style-name="Standard"><text:tab/>- la métrique implicite</text:p>
      <text:p text:style-name="Standard"><text:tab/>- la métrique explicite spécifique au tore</text:p>
      <text:p text:style-name="Standard">* sur la sphère, tester avec le champ de métrique implicite (et/ou spécifique), que le maillage </text:p>
      <text:p text:style-name="Standard"><text:tab/>- reste le même quel que soit e_n</text:p>
      <text:p text:style-name="Standard"><text:tab/>- ? quand e_n = 0</text:p>
      <text:p text:style-name="Standard">* regarder les papiers de Mirebeau et al. et Alliez, Cohen-Steiner (SIGGRAPH) sur l'évaluation et l'utilisation des lignes de courbure</text:p>
      <text:p text:style-name="Standard">* afficher les métriques et les lignes de courbure</text:p>
      <text:p text:style-name="Standard">* tester le maillage d'une sphère avec un champ de métrique implicite comme arctan du papier</text:p>
      <text:p text:style-name="Standard">* cylindre :</text:p>
      <text:p text:style-name="Standard"><text:tab/>- le nb de triangles doit rester le même tant que epsilon*h reste petit devant r_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0S</meta:editing-duration>
    <meta:editing-cycles>3</meta:editing-cycles>
    <meta:generator>OpenOffice.org/3.4.1$Win32 OpenOffice.org_project/341m1$Build-9593</meta:generator>
    <dc:date>2013-01-15T15:12:41.54</dc:date>
    <meta:document-statistic meta:table-count="0" meta:image-count="0" meta:object-count="0" meta:page-count="1" meta:paragraph-count="12" meta:word-count="115" meta:character-count="647"/>
    <dc:creator>Jane Tournois</dc:creator>
    <meta:user-defined meta:name="Info 1"/>
    <meta:user-defined meta:name="Info 2"/>
    <meta:user-defined meta:name="Info 3"/>
    <meta:user-defined meta:name="Info 4"/>
  </office:meta>
</office:document-meta>
</file>